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2B9E000021983ACB6F7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Standard">
      <style:text-properties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 style:family="paragraph" style:parent-style-name="Standard">
      <style:text-properties fo:color="#000000" style:font-name="Consolas" fo:font-size="10pt" style:font-name-asian="Consolas" style:font-size-asian="10pt" style:font-name-complex="Consolas"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9" style:family="paragraph" style:parent-style-name="Text_20_body">
      <style:paragraph-properties style:writing-mode="lr-tb"/>
    </style:style>
    <style:style style:name="P10" style:family="paragraph" style:parent-style-name="Heading_20_1">
      <style:paragraph-properties fo:text-align="start" style:justify-single-word="false" style:writing-mode="lr-tb"/>
    </style:style>
    <style:style style:name="P11"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c0" fo:font-style="italic" style:font-style-asian="italic" style:font-style-complex="italic"/>
    </style:style>
    <style:style style:name="T6" style:family="text">
      <style:text-properties fo:color="#3f7f5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Open Questions</text:h>
      <text:h text:style-name="Heading_20_2" text:outline-level="2">Source code location of Branch Condtions and Termination nodes</text:h>
      <text:p text:style-name="Text_20_body"><text:span text:style-name="Paragraph">Problem:</text:span> The current implementation selects no code if the user clicks on a Branch Condition or Termination node. An alternative behavior could be to select the code of the previous node. But this is intuive for instance if methods are called in an if statement. In this case the branch node is child of the Method Return node of the last called method and not of the if block itself. </text:p>
      <text:p text:style-name="P1"><text:span text:style-name="Paragraph">Goal: </text:span>Find a way to identify the statement which has cuased the branch condition and select it in code when the user clicks on a branch condition node. Do the same for the terminatino node.</text:p>
      <text:h text:style-name="Heading_20_2" text:outline-level="2">How to handle multiple different return values (e.g. Features)</text:h>
      <text:p text:style-name="Text_20_body"><text:span text:style-name="T1">Problem: </text:span>A constant has different values based on the given feature selection. In this case the return value of a method call can be different and all possible values should be shown. See the following implementation:</text:p>
      <text:p text:style-name="P2"><text:span text:style-name="T2">public</text:span><text:span text:style-name="T3"> </text:span><text:span text:style-name="T2">class</text:span><text:span text:style-name="T3"> Feature {</text:span></text:p>
      <text:p text:style-name="P3"><text:span text:style-name="T3"><text:tab/></text:span><text:span text:style-name="T2">public</text:span><text:span text:style-name="T3"> </text:span><text:span text:style-name="T2">static</text:span><text:span text:style-name="T3"> </text:span><text:span text:style-name="T2">final</text:span><text:span text:style-name="T3"> </text:span><text:span text:style-name="T2">boolean</text:span><text:span text:style-name="T3"> </text:span><text:span text:style-name="T5">FEATURE_ON</text:span><text:span text:style-name="T3">;</text:span></text:p>
      <text:p text:style-name="P4"><text:tab/></text:p>
      <text:p text:style-name="P3"><text:span text:style-name="T3"><text:tab/></text:span><text:span text:style-name="T2">static</text:span><text:span text:style-name="T3"> {</text:span></text:p>
      <text:p text:style-name="P3"><text:span text:style-name="T3"><text:tab/><text:tab/></text:span><text:span text:style-name="T5">FEATURE_ON</text:span><text:span text:style-name="T3"> = </text:span><text:span text:style-name="T2">false</text:span><text:span text:style-name="T3">;</text:span></text:p>
      <text:p text:style-name="P4"><text:tab/>}</text:p>
      <text:p text:style-name="P4">}</text:p>
      <text:p text:style-name="P4"/>
      <text:p text:style-name="P4"><text:span text:style-name="T2">public</text:span> <text:span text:style-name="T2">class</text:span> Main {</text:p>
      <text:p text:style-name="P3"><text:span text:style-name="T3"><text:tab/></text:span><text:span text:style-name="T2">public</text:span><text:span text:style-name="T3"> </text:span><text:span text:style-name="T2">static</text:span><text:span text:style-name="T3"> </text:span><text:span text:style-name="T2">final</text:span><text:span text:style-name="T3"> </text:span><text:span text:style-name="T2">int</text:span><text:span text:style-name="T3"> </text:span><text:span text:style-name="T5">LIMIT</text:span><text:span text:style-name="T3"> = Feature.</text:span><text:span text:style-name="T5">FEATURE_ON</text:span><text:span text:style-name="T3"> ? 5 : 10;</text:span></text:p>
      <text:p text:style-name="P4"><text:tab/></text:p>
      <text:p text:style-name="P3"><text:span text:style-name="T3"><text:tab/></text:span><text:span text:style-name="T6">/*@</text:span></text:p>
      <text:p text:style-name="P5"><text:tab/> <text:s/>@ requires LIMIT == (Feature.FEATURE_ON ? 5 : 10);</text:p>
      <text:p text:style-name="P5"><text:tab/> <text:s/>@*/</text:p>
      <text:p text:style-name="P3"><text:span text:style-name="T3"><text:tab/></text:span><text:span text:style-name="T2">public</text:span><text:span text:style-name="T3"> </text:span><text:span text:style-name="T2">static</text:span><text:span text:style-name="T3"> </text:span><text:span text:style-name="T2">int</text:span><text:span text:style-name="T3"> main() {</text:span></text:p>
      <text:p text:style-name="P3"><text:span text:style-name="T3"><text:tab/><text:tab/></text:span><text:span text:style-name="T2">return</text:span><text:span text:style-name="T3"> </text:span><text:span text:style-name="T4">addLimit</text:span><text:span text:style-name="T3">(1);</text:span></text:p>
      <text:p text:style-name="P4"><text:tab/>}</text:p>
      <text:p text:style-name="P4"><text:tab/></text:p>
      <text:p text:style-name="P3"><text:span text:style-name="T3"><text:tab/></text:span><text:span text:style-name="T6">/*@</text:span></text:p>
      <text:p text:style-name="P5"><text:tab/> <text:s/>@ requires LIMIT == (Feature.FEATURE_ON ? 5 : 10);</text:p>
      <text:p text:style-name="P5"><text:tab/> <text:s/>@*/</text:p>
      <text:p text:style-name="P3"><text:span text:style-name="T3"><text:tab/></text:span><text:span text:style-name="T2">public</text:span><text:span text:style-name="T3"> </text:span><text:span text:style-name="T2">static</text:span><text:span text:style-name="T3"> </text:span><text:span text:style-name="T2">int</text:span><text:span text:style-name="T3"> addLimit(</text:span><text:span text:style-name="T2">int</text:span><text:span text:style-name="T3"> value) {</text:span></text:p>
      <text:p text:style-name="P3"><text:span text:style-name="T3"><text:tab/><text:tab/></text:span><text:span text:style-name="T2">return</text:span><text:span text:style-name="T3"> value + </text:span><text:span text:style-name="T5">LIMIT</text:span><text:span text:style-name="T3">;</text:span></text:p>
      <text:p text:style-name="P4"><text:tab/>}</text:p>
      <text:p text:style-name="P4">}</text:p>
      <text:p text:style-name="Text_20_body"/>
      <text:p text:style-name="P1"><text:span text:style-name="Paragraph">Goal: </text:span>Find a way to show different return values together with the constraint when it is returned.</text:p>
      <text:p text:style-name="P1"><text:span text:style-name="T1">Current solution: </text:span>At the moment is only the constant name used and not the constant value, because the feature split happens after the symbolic exectuion has completly finished.</text:p>
      <text:h text:style-name="P11" text:outline-level="2">How to illiminate unknown identifiers in the symbolic execution tree</text:h>
      <text:p text:style-name="Text_20_body"><text:span text:style-name="T1">Problem: </text:span>It is possible that temporary variables (e.g. during unfold) are introduced by KeY which leads to symbolic execution trees which are not completly readable. However, it seems that this no problem with the defined strategy of the symbolic execution debugger. The only exception is the declaration of local variables. In this case KeY might renames the introduced variable later when it is used the first time and creates a RewriteTable entry. Normally that is the rule after that the local variable was used. But if during variable declaration an assignment is used which calls a method, the RewriteTable entry is deep in the sub tree and maybe different in branches. See the following example:</text:p>
      <text:p text:style-name="P6"><text:tab/><text:span text:style-name="T2">public</text:span> <text:span text:style-name="T2">int</text:span> main() {</text:p>
      <text:p text:style-name="P7"><text:span text:style-name="T3"><text:tab/><text:tab/></text:span><text:span text:style-name="T2">int</text:span><text:span text:style-name="T3"> result = 2;</text:span></text:p>
      <text:p text:style-name="P7"><text:span text:style-name="T3"><text:tab/><text:tab/></text:span><text:span text:style-name="T2">int</text:span><text:span text:style-name="T3"> doubleValue = doubleValue(result);</text:span></text:p>
      <text:p text:style-name="P7"><text:span text:style-name="T3"><text:tab/><text:tab/></text:span><text:span text:style-name="T2">int</text:span><text:span text:style-name="T3"> doubleDoubleValue = </text:span><text:span text:style-name="T2">this</text:span><text:span text:style-name="T3">.doubleValue(doubleValue);</text:span></text:p>
      <text:p text:style-name="P7"><text:span text:style-name="T3"><text:tab/><text:tab/></text:span><text:span text:style-name="T2">return</text:span><text:span text:style-name="T3"> doubleDoubleValue;</text:span></text:p>
      <text:p text:style-name="P8"><text:tab/>}</text:p>
      <text:p text:style-name="P8"><text:tab/></text:p>
      <text:p text:style-name="P7"><text:span text:style-name="T3"><text:tab/></text:span><text:span text:style-name="T2">public</text:span><text:span text:style-name="T3"> </text:span><text:span text:style-name="T2">int</text:span><text:span text:style-name="T3"> doubleValue(</text:span><text:span text:style-name="T2">int</text:span><text:span text:style-name="T3"> x) {</text:span></text:p>
      <text:p text:style-name="P7"><text:span text:style-name="T3"><text:tab/><text:tab/></text:span><text:span text:style-name="T2">int</text:span><text:span text:style-name="T3"> doubleValue = x * x;</text:span></text:p>
      <text:p text:style-name="P7"><text:span text:style-name="T3"><text:tab/><text:tab/></text:span><text:span text:style-name="T2">return</text:span><text:span text:style-name="T3"> doubleValue;</text:span></text:p>
      <text:p text:style-name="P8"><text:tab/>}</text:p>
      <text:p text:style-name="Text_20_body"/>
      <text:p text:style-name="Text_20_body"><draw:frame draw:style-name="fr1" draw:name="Grafik1" text:anchor-type="as-char" svg:width="11.165cm" svg:height="8.601cm" draw:z-index="0"><draw:image xlink:href="Pictures/2000000900002B9E000021983ACB6F73.svm" xlink:type="simple" xlink:show="embed" xlink:actuate="onLoad"/></draw:frame></text:p>
      <text:p text:style-name="Text_20_body"/>
      <text:p text:style-name="P1"><text:span text:style-name="Paragraph">Goal: </text:span>Find a way to replace renamings with the original name to create a symbolic execution tree which is completly readable. This includes also the this reference which is treated in key as self, except when it is declared by the code.</text:p>
      <text:p text:style-name="P1"><text:span text:style-name="T1">Current solution: </text:span>The orginal label from KeY is used resulting in not completly readable trees. A solution for the this = self problematic could be to look in the current method 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6M48S</meta:editing-duration>
    <meta:editing-cycles>33</meta:editing-cycles>
    <meta:generator>LibreOffice/3.5$Windows_x86 LibreOffice_project/7e68ba2-a744ebf-1f241b7-c506db1-7d53735</meta:generator>
    <dc:date>2012-04-27T15:40:26.93</dc:date>
    <meta:document-statistic meta:table-count="0" meta:image-count="1" meta:object-count="0" meta:page-count="2" meta:paragraph-count="48" meta:word-count="511" meta:character-count="3059" meta:non-whitespace-character-count="2541"/>
    <meta:user-defined meta:name="Info 1"/>
    <meta:user-defined meta:name="Info 2"/>
    <meta:user-defined meta:name="Info 3"/>
    <meta:user-defined meta:name="Info 4"/>
  </office:meta>
</office:document-meta>
</file>